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Courier, mono"/>
    <style:font-face style:name="Segoe UI" svg:font-family="'Segoe UI', Arial, sans-serif"/>
    <style:font-face style:name="Verdana" svg:font-family="Verdana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111111" style:font-name="Calibri" fo:font-size="12pt" fo:letter-spacing="normal" fo:font-style="normal" fo:font-weight="normal" officeooo:rsid="000c774c" officeooo:paragraph-rsid="000c774c" style:font-size-asian="12pt" style:font-size-complex="12pt"/>
    </style:style>
    <style:style style:name="P2" style:family="paragraph" style:parent-style-name="Text_20_body">
      <style:text-properties style:font-name="Calibri" fo:font-size="12pt" officeooo:paragraph-rsid="000bd904" style:font-size-asian="12pt" style:font-size-complex="12pt"/>
    </style:style>
    <style:style style:name="P3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111111" style:font-name="Calibri" fo:font-size="12pt" fo:letter-spacing="normal" fo:font-style="normal" fo:font-weight="normal" style:font-size-asian="12pt" style:font-size-complex="12pt"/>
    </style:style>
    <style:style style:name="P4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111111" style:font-name="Calibri" fo:font-size="12pt" fo:letter-spacing="normal" fo:font-style="normal" fo:font-weight="normal" style:font-size-asian="12pt" style:font-size-complex="12pt"/>
    </style:style>
    <style:style style:name="P5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6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11111" style:font-name="Calibri" fo:font-size="12pt" fo:letter-spacing="normal" fo:font-style="normal" fo:font-weight="normal" style:font-size-asian="12pt" style:font-size-complex="12pt"/>
    </style:style>
    <style:style style:name="P8" style:family="paragraph" style:parent-style-name="Heading_20_2">
      <style:text-properties style:font-name="Calibri" fo:font-size="12pt" officeooo:paragraph-rsid="000c774c" style:font-size-asian="12pt" style:font-size-complex="12pt"/>
    </style:style>
    <style:style style:name="P9" style:family="paragraph" style:parent-style-name="Heading_20_2">
      <style:text-properties style:font-name="Calibri" fo:font-size="12pt" officeooo:rsid="000c774c" officeooo:paragraph-rsid="000c774c" style:font-size-asian="12pt" style:font-size-complex="12pt"/>
    </style:style>
    <style:style style:name="T1" style:family="text">
      <style:text-properties officeooo:rsid="000bd904"/>
    </style:style>
    <style:style style:name="T2" style:family="text">
      <style:text-properties fo:font-variant="normal" fo:text-transform="none" fo:color="#800000" fo:letter-spacing="normal" fo:font-style="normal" fo:font-weight="normal" officeooo:rsid="000bd904" style:font-style-asian="normal" style:font-style-complex="normal"/>
    </style:style>
    <style:style style:name="T3" style:family="text">
      <style:text-properties fo:font-variant="normal" fo:text-transform="none" fo:color="#ff0000" style:font-name="Verdana" fo:font-size="14pt" fo:letter-spacing="normal" fo:font-style="normal" fo:font-weight="normal" officeooo:rsid="000bd904" style:font-style-asian="normal" style:font-style-complex="normal"/>
    </style:style>
    <style:style style:name="T4" style:family="text">
      <style:text-properties fo:font-variant="normal" fo:text-transform="none" fo:color="#ff0000" style:font-name="Calibri" fo:font-size="14pt" fo:letter-spacing="normal" fo:font-style="normal" fo:font-weight="normal" officeooo:rsid="000bd904" style:font-style-asian="normal" style:font-style-complex="normal"/>
    </style:style>
    <style:style style:name="T5" style:family="text">
      <style:text-properties fo:font-variant="normal" fo:text-transform="none" fo:color="#ff0000" style:font-name="Calibri" fo:font-size="12pt" fo:letter-spacing="normal" fo:font-style="normal" fo:font-weight="normal" officeooo:rsid="000bd904" style:font-size-asian="12pt" style:font-style-asian="normal" style:font-size-complex="12pt" style:font-style-complex="normal"/>
    </style:style>
    <style:style style:name="T6" style:family="text">
      <style:text-properties fo:font-variant="normal" fo:text-transform="none" fo:color="#ff0000" fo:font-size="14pt" fo:letter-spacing="normal" fo:font-style="normal" fo:font-weight="normal" officeooo:rsid="000bd904" style:font-style-asian="normal" style:font-style-complex="normal"/>
    </style:style>
    <style:style style:name="T7" style:family="text">
      <style:text-properties fo:font-variant="normal" fo:text-transform="none" fo:color="#ff0000" fo:letter-spacing="normal" fo:font-style="normal" fo:font-weight="normal" officeooo:rsid="000bd904" style:font-style-asian="normal" style:font-style-complex="normal"/>
    </style:style>
    <style:style style:name="T8" style:family="text">
      <style:text-properties fo:font-variant="normal" fo:text-transform="none" fo:color="#ff0000" fo:letter-spacing="normal" fo:font-style="italic" fo:font-weight="normal" officeooo:rsid="000bd904"/>
    </style:style>
    <style:style style:name="T9" style:family="text">
      <style:text-properties fo:font-variant="normal" fo:text-transform="none" fo:color="#111111" style:font-name="Segoe UI" fo:font-size="10.5pt" fo:letter-spacing="normal" fo:font-style="normal" fo:font-weight="normal"/>
    </style:style>
    <style:style style:name="T10" style:family="text">
      <style:text-properties fo:font-variant="normal" fo:text-transform="none" fo:color="#111111" style:font-name="Segoe UI" fo:font-size="10.5pt" fo:letter-spacing="normal" fo:font-style="normal" fo:font-weight="normal" loext:padding="0in" loext:border="none"/>
    </style:style>
    <style:style style:name="T11" style:family="text">
      <style:text-properties fo:font-variant="normal" fo:text-transform="none" fo:color="#111111" style:font-name="Calibri" fo:font-size="10.5pt" fo:letter-spacing="normal" fo:font-style="normal" fo:font-weight="normal"/>
    </style:style>
    <style:style style:name="T12" style:family="text">
      <style:text-properties fo:font-variant="normal" fo:text-transform="none" fo:color="#111111" style:font-name="Calibri" fo:font-size="10.5pt" fo:letter-spacing="normal" fo:font-style="normal" fo:font-weight="normal" loext:padding="0in" loext:border="none"/>
    </style:style>
    <style:style style:name="T13" style:family="text">
      <style:text-properties fo:font-variant="normal" fo:text-transform="none" fo:color="#111111" style:font-name="Calibri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111111" style:font-name="Calibri" fo:font-size="12pt" fo:letter-spacing="normal" fo:font-style="normal" fo:font-weight="normal" style:font-size-asian="12pt" style:font-size-complex="12pt" loext:padding="0in" loext:border="none"/>
    </style:style>
    <style:style style:name="T15" style:family="text">
      <style:text-properties fo:font-variant="normal" fo:text-transform="none" fo:color="#111111" style:font-name="Calibri" fo:letter-spacing="normal" fo:font-style="normal" fo:font-weight="normal"/>
    </style:style>
    <style:style style:name="T16" style:family="text">
      <style:text-properties fo:font-variant="normal" fo:text-transform="none" fo:color="#111111" style:font-name="Calibri" fo:letter-spacing="normal" fo:font-style="normal" fo:font-weight="normal" loext:padding="0in" loext:border="none"/>
    </style:style>
    <style:style style:name="T17" style:family="text">
      <style:text-properties fo:font-variant="normal" fo:text-transform="none" fo:color="#111111" fo:font-size="10.5pt" fo:letter-spacing="normal" fo:font-style="normal" fo:font-weight="normal"/>
    </style:style>
    <style:style style:name="T18" style:family="text">
      <style:text-properties fo:font-variant="normal" fo:text-transform="none" fo:color="#111111" fo:font-size="10.5pt" fo:letter-spacing="normal" fo:font-style="normal" fo:font-weight="normal" loext:padding="0in" loext:border="none"/>
    </style:style>
    <style:style style:name="T19" style:family="text">
      <style:text-properties fo:font-variant="normal" fo:text-transform="none" fo:color="#000000" style:font-name="Calibri" fo:font-size="12pt" fo:letter-spacing="normal" fo:font-style="normal" fo:font-weight="normal" officeooo:rsid="000bd904" style:font-size-asian="12pt" style:font-style-asian="normal" style:font-size-complex="12pt" style:font-style-complex="normal"/>
    </style:style>
    <style:style style:name="T20" style:family="text"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fo:font-size="12pt" fo:letter-spacing="normal" fo:font-style="normal" fo:font-weight="normal" officeooo:rsid="000bd904" style:font-size-asian="12pt" style:font-style-asian="normal" style:font-size-complex="12pt" style:font-style-complex="normal"/>
    </style:style>
    <style:style style:name="T22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000000" fo:letter-spacing="normal" fo:font-style="normal" fo:font-weight="normal"/>
    </style:style>
    <style:style style:name="T24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25" style:family="text">
      <style:text-properties fo:font-variant="normal" fo:text-transform="none" fo:color="#000000" fo:letter-spacing="normal" fo:font-style="normal" fo:font-weight="normal" officeooo:rsid="000bd904" style:font-style-asian="normal" style:font-style-complex="normal"/>
    </style:style>
    <style:style style:name="T26" style:family="text">
      <style:text-properties fo:font-variant="normal" fo:text-transform="none" fo:color="#000000" fo:letter-spacing="normal" fo:font-style="normal" fo:font-weight="normal" officeooo:rsid="000c774c" style:font-style-asian="normal" style:font-style-complex="normal"/>
    </style:style>
    <style:style style:name="T27" style:family="text">
      <style:text-properties fo:font-variant="normal" fo:text-transform="none" fo:color="#990000" style:font-name="Consolas" fo:font-size="11pt" fo:letter-spacing="normal" fo:font-style="normal" fo:font-weight="normal" loext:padding="0in" loext:border="none"/>
    </style:style>
    <style:style style:name="T28" style:family="text">
      <style:text-properties fo:font-variant="normal" fo:text-transform="none" fo:color="#990000" fo:font-size="11pt" fo:letter-spacing="normal" fo:font-style="normal" fo:font-weight="normal" loext:padding="0in" loext:border="none"/>
    </style:style>
    <style:style style:name="T29" style:family="text">
      <style:text-properties fo:font-variant="normal" fo:text-transform="none" fo:color="#990000" style:font-name="Calibri" fo:font-size="11pt" fo:letter-spacing="normal" fo:font-style="normal" fo:font-weight="normal" loext:padding="0in" loext:border="none"/>
    </style:style>
    <style:style style:name="T30" style:family="text">
      <style:text-properties fo:font-variant="normal" fo:text-transform="none" fo:color="#990000" style:font-name="Calibri" fo:letter-spacing="normal" fo:font-style="normal" fo:font-weight="normal" loext:padding="0in" loext:border="none"/>
    </style:style>
    <style:style style:name="T31" style:family="text">
      <style:text-properties fo:font-variant="normal" fo:text-transform="none" fo:color="#990000" style:font-name="Calibri" fo:font-size="12pt" fo:letter-spacing="normal" fo:font-style="normal" fo:font-weight="normal" style:font-size-asian="12pt" style:font-size-complex="12pt" loext:padding="0in" loext:border="none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color="#ff0000"/>
    </style:style>
    <style:style style:name="T34" style:family="text">
      <style:text-properties fo:color="#000000" fo:font-style="normal" style:font-style-asian="normal" style:font-style-complex="normal"/>
    </style:style>
    <style:style style:name="T35" style:family="text">
      <style:text-properties fo:color="#000000" style:font-style-asian="normal" style:font-style-complex="normal"/>
    </style:style>
    <style:style style:name="T36" style:family="text">
      <style:text-properties officeooo:rsid="000c774c"/>
    </style:style>
    <style:style style:name="T37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text:span text:style-name="T24">Instrukcja ustawiania uprawnień bazy danych:</text:span></text:h>
      <text:p text:style-name="P1"><text:span text:style-name="T35">If you opt to use this method, you need to take into consideration that everytime you add a new database, you will need to go and configure the permissions for that database. It can become quite a tedious process if you need to configure permissions for databases on a weekly basis.</text:span></text:p>
      <text:list xml:id="list2377683442" text:style-name="L2">
        <text:list-item>
          <text:p text:style-name="P3">Open SQL Server Management Studio (shortcut: Start -&gt; Run -&gt; ssms)</text:p>
        </text:list-item>
        <text:list-item>
          <text:p text:style-name="P3">Connect when prompted.</text:p>
        </text:list-item>
        <text:list-item>
          <text:p text:style-name="P5"><text:span text:style-name="T13">Expand </text:span><text:span text:style-name="Strong_20_Emphasis"><text:span text:style-name="T14">Security</text:span></text:span><text:span text:style-name="T13"> and then expand </text:span><text:span text:style-name="Strong_20_Emphasis"><text:span text:style-name="T14">Logins</text:span></text:span><text:span text:style-name="T13">.</text:span></text:p>
        </text:list-item>
        <text:list-item>
          <text:p text:style-name="P5"><text:span text:style-name="T13">If you don't have the network service listed (should be </text:span><text:span text:style-name="Source_20_Text"><text:span text:style-name="T31">NT AUTHORITY\NETWORK SERVICE</text:span></text:span><text:span text:style-name="T13">):</text:span></text:p>
          <text:list>
            <text:list-item>
              <text:p text:style-name="P5"><text:span text:style-name="T13">Right-click on the Logins folder and select </text:span><text:span text:style-name="Strong_20_Emphasis"><text:span text:style-name="T14">New Login</text:span></text:span><text:span text:style-name="T13">.</text:span></text:p>
            </text:list-item>
            <text:list-item>
              <text:p text:style-name="P5"><text:span text:style-name="T13">At the top, in the 'Login Name' field, enter </text:span><text:span text:style-name="Source_20_Text"><text:span text:style-name="T31">NETWORK SERVICE</text:span></text:span><text:span text:style-name="T13">. If it refuses to accept that, try entering </text:span><text:span text:style-name="Source_20_Text"><text:span text:style-name="T31">NT AUTHORITY\NETWORK SERVICE</text:span></text:span><text:span text:style-name="T13">.</text:span></text:p>
            </text:list-item>
            <text:list-item>
              <text:p text:style-name="P5"><text:span text:style-name="T13">Now select the </text:span><text:span text:style-name="Strong_20_Emphasis"><text:span text:style-name="T14">Server Roles</text:span></text:span><text:span text:style-name="T13"> tab on the left.</text:span></text:p>
            </text:list-item>
            <text:list-item>
              <text:p text:style-name="P3">You can tick any role you like, but for me I will give it 'public' access.</text:p>
            </text:list-item>
            <text:list-item>
              <text:p text:style-name="P5"><text:span text:style-name="T13">Now select the </text:span><text:span text:style-name="Strong_20_Emphasis"><text:span text:style-name="T14">User Mapping</text:span></text:span><text:span text:style-name="T13"> tab on the left.</text:span></text:p>
            </text:list-item>
            <text:list-item>
              <text:p text:style-name="P3">Tick all the databases you want to allow this service account to access.</text:p>
            </text:list-item>
            <text:list-item>
              <text:p text:style-name="P5"><text:span text:style-name="T13">In the Schema column for each selected database, set the value to </text:span><text:span text:style-name="Strong_20_Emphasis"><text:span text:style-name="T14">dbo</text:span></text:span><text:span text:style-name="T13"> (or whatever schema you are using in your database).</text:span></text:p>
            </text:list-item>
            <text:list-item>
              <text:p text:style-name="P3">Then, select one database row at a time and set the following permissions for it:</text:p>
              <text:list>
                <text:list-item>
                  <text:p text:style-name="P5"><text:span text:style-name="Source_20_Text"><text:span text:style-name="T31">db_datareader</text:span></text:span></text:p>
                </text:list-item>
                <text:list-item>
                  <text:p text:style-name="P5"><text:span text:style-name="Source_20_Text"><text:span text:style-name="T31">db_datawriter</text:span></text:span></text:p>
                </text:list-item>
                <text:list-item>
                  <text:p text:style-name="P5"><text:span text:style-name="Source_20_Text"><text:span text:style-name="T31">public</text:span></text:span></text:p>
                </text:list-item>
              </text:list>
            </text:list-item>
            <text:list-item>
              <text:p text:style-name="P5"><text:span text:style-name="T13">Now click </text:span><text:span text:style-name="Strong_20_Emphasis"><text:span text:style-name="T14">OK</text:span></text:span><text:span text:style-name="T13">.</text:span></text:p>
            </text:list-item>
          </text:list>
        </text:list-item>
        <text:list-item>
          <text:p text:style-name="P3">If you do have the network service account listed, edit that login entry and then follow steps (5 - 9) above.</text:p>
        </text:list-item>
      </text:list>
      <text:p text:style-name="P7">That's it for the engine-level. You still need to add the service account to each and every database that you have selected initially as in step 6 above. So:</text:p>
      <text:list xml:id="list1703076237" text:style-name="L3">
        <text:list-item>
          <text:p text:style-name="P6"><text:span text:style-name="T13">Expand </text:span><text:span text:style-name="Strong_20_Emphasis"><text:span text:style-name="T14">Databases</text:span></text:span><text:span text:style-name="T13"> on the left.</text:span></text:p>
        </text:list-item>
        <text:list-item>
          <text:p text:style-name="P6"><text:span text:style-name="T13">Expand the </text:span><text:span text:style-name="Strong_20_Emphasis"><text:span text:style-name="T14">Security</text:span></text:span><text:span text:style-name="T13"> folder and then expand </text:span><text:span text:style-name="Strong_20_Emphasis"><text:span text:style-name="T14">Users</text:span></text:span><text:span text:style-name="T13">.</text:span></text:p>
        </text:list-item>
        <text:list-item>
          <text:p text:style-name="P6"><text:span text:style-name="T13">The service account </text:span><text:span text:style-name="Emphasis"><text:span text:style-name="T14">should</text:span></text:span><text:span text:style-name="T13"> be listed there. Right-click and </text:span><text:span text:style-name="Strong_20_Emphasis"><text:span text:style-name="T14">Properties</text:span></text:span><text:span text:style-name="T13"> on the service account (for us, NT </text:span><text:span text:style-name="Source_20_Text"><text:span text:style-name="T31">AUTHORITY\NETWORK SERVICE</text:span></text:span><text:span text:style-name="T13">).</text:span></text:p>
        </text:list-item>
        <text:list-item>
          <text:p text:style-name="P6"><text:span text:style-name="T13">Select the </text:span><text:span text:style-name="Strong_20_Emphasis"><text:span text:style-name="T14">Securables</text:span></text:span><text:span text:style-name="T13"> tab on the left.</text:span></text:p>
        </text:list-item>
        <text:list-item>
          <text:p text:style-name="P6"><text:span text:style-name="T13">Click on the </text:span><text:span text:style-name="Strong_20_Emphasis"><text:span text:style-name="T14">Search</text:span></text:span><text:span text:style-name="T13"> button.</text:span></text:p>
          <text:list>
            <text:list-item>
              <text:p text:style-name="P4">Select 'Specific Objects' and click OK.</text:p>
            </text:list-item>
            <text:list-item>
              <text:p text:style-name="P6"><text:span text:style-name="T13">Now click the </text:span><text:span text:style-name="Strong_20_Emphasis"><text:span text:style-name="T14">Object Types</text:span></text:span><text:span text:style-name="T13"> button.</text:span></text:p>
            </text:list-item>
            <text:list-item>
              <text:p text:style-name="P4">Scroll down and tick <text:span text:style-name="T37">Schemas</text:span>. Click OK.</text:p>
            </text:list-item>
            <text:list-item>
              <text:p text:style-name="P6"><text:span text:style-name="T13">In the textbox below, enter the schema you are giving access for (the same as Step 7 above). In our case, it will be </text:span><text:span text:style-name="Strong_20_Emphasis"><text:span text:style-name="T14">dbo</text:span></text:span><text:span text:style-name="T13">. Click OK.</text:span></text:p>
            </text:list-item>
            <text:list-item>
              <text:p text:style-name="P4"><text:soft-page-break/>At the bottom, select all the permissions you want to give for that database. In my case, I need quite extensive access to my database so I will be selecting these permissions:</text:p>
              <text:list>
                <text:list-item>
                  <text:p text:style-name="P4">Alter</text:p>
                </text:list-item>
                <text:list-item>
                  <text:p text:style-name="P4">Control</text:p>
                </text:list-item>
                <text:list-item>
                  <text:p text:style-name="P4">Create Sequence</text:p>
                </text:list-item>
                <text:list-item>
                  <text:p text:style-name="P4">Delete</text:p>
                </text:list-item>
                <text:list-item>
                  <text:p text:style-name="P4">Execute</text:p>
                </text:list-item>
                <text:list-item>
                  <text:p text:style-name="P4">Insert</text:p>
                </text:list-item>
                <text:list-item>
                  <text:p text:style-name="P4">References</text:p>
                </text:list-item>
                <text:list-item>
                  <text:p text:style-name="P4">Select</text:p>
                </text:list-item>
                <text:list-item>
                  <text:p text:style-name="P4">Update</text:p>
                </text:list-item>
              </text:list>
            </text:list-item>
          </text:list>
        </text:list-item>
        <text:list-item>
          <text:p text:style-name="P6"><text:span text:style-name="T13">Now click </text:span><text:span text:style-name="Strong_20_Emphasis"><text:span text:style-name="T14">OK</text:span></text:span><text:span text:style-name="T13">.</text:span></text:p>
        </text:list-item>
      </text:list>
      <text:p text:style-name="P7">Repeat the above steps for each and every database that you have selected.</text:p>
      <text:h text:style-name="P8" text:outline-level="2"><text:span text:style-name="T26">Problemy są jeszcze ze skonfigurowaniem połączenia pomiędzy IIS i bazą danych. Pokazuje się błąd, że nie ma dostępu na bazę, bo login failed for user: </text:span><text:span text:style-name="T24">WORKGROUP\DESKTOP-STQ4I44$. </text:span><text:span text:style-name="T25">Należy więc utworzyć użytkownika o nazwie</text:span><text:span text:style-name="T2"> </text:span><text:span text:style-name="T8">DESKTOP-STQ4I44$ </text:span><text:span text:style-name="T26">oraz</text:span><text:span text:style-name="T25"> nadać mu odpowiednie uprawnienia: Alter, </text:span><text:span text:style-name="T23">Control, Create Sequence, Delete, Execute, Insert, References, Select, Update</text:span></text:h>
      <text:p text:style-name="P2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Courier, mono"/>
    <style:font-face style:name="Segoe UI" svg:font-family="'Segoe UI', Arial, sans-serif"/>
    <style:font-face style:name="Verdana" svg:font-family="Verdana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00:11:14.697000000</meta:creation-date>
    <dc:date>2017-11-28T00:36:25.986000000</dc:date>
    <meta:editing-duration>PT4M50S</meta:editing-duration>
    <meta:editing-cycles>1</meta:editing-cycles>
    <meta:document-statistic meta:table-count="0" meta:image-count="0" meta:object-count="0" meta:page-count="2" meta:paragraph-count="42" meta:word-count="493" meta:character-count="2760" meta:non-whitespace-character-count="2346"/>
    <meta:generator>LibreOffice/5.3.7.2$Windows_X86_64 LibreOffice_project/6b8ed514a9f8b44d37a1b96673cbbdd077e24059</meta:generator>
  </office:meta>
</office:document-meta>
</file>